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2.14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2.194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5.791cm"/>
    </style:style>
    <style:style style:name="co30" style:family="table-column">
      <style:table-column-properties fo:break-before="auto" style:column-width="1.713cm"/>
    </style:style>
    <style:style style:name="co31" style:family="table-column">
      <style:table-column-properties fo:break-before="auto" style:column-width="2.018cm"/>
    </style:style>
    <style:style style:name="co32" style:family="table-column">
      <style:table-column-properties fo:break-before="auto" style:column-width="1.025cm"/>
    </style:style>
    <style:style style:name="co33" style:family="table-column">
      <style:table-column-properties fo:break-before="auto" style:column-width="1.016cm"/>
    </style:style>
    <style:style style:name="co34" style:family="table-column">
      <style:table-column-properties fo:break-before="auto" style:column-width="1.185cm"/>
    </style:style>
    <style:style style:name="co35" style:family="table-column">
      <style:table-column-properties fo:break-before="auto" style:column-width="1.088cm"/>
    </style:style>
    <style:style style:name="co36" style:family="table-column">
      <style:table-column-properties fo:break-before="auto" style:column-width="2.12cm"/>
    </style:style>
    <style:style style:name="co37" style:family="table-column">
      <style:table-column-properties fo:break-before="auto" style:column-width="6.657cm"/>
    </style:style>
    <style:style style:name="co38" style:family="table-column">
      <style:table-column-properties fo:break-before="auto" style:column-width="0.601cm"/>
    </style:style>
    <style:style style:name="co39" style:family="table-column">
      <style:table-column-properties fo:break-before="auto" style:column-width="1.924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2.053cm"/>
    </style:style>
    <style:style style:name="co42" style:family="table-column">
      <style:table-column-properties fo:break-before="auto" style:column-width="2.101cm"/>
    </style:style>
    <style:style style:name="co43" style:family="table-column">
      <style:table-column-properties fo:break-before="auto" style:column-width="1.983cm"/>
    </style:style>
    <style:style style:name="co44" style:family="table-column">
      <style:table-column-properties fo:break-before="auto" style:column-width="1.886cm"/>
    </style:style>
    <style:style style:name="co45" style:family="table-column">
      <style:table-column-properties fo:break-before="auto" style:column-width="2.0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6.983cm"/>
    </style:style>
    <style:style style:name="co49" style:family="table-column">
      <style:table-column-properties fo:break-before="auto" style:column-width="1.969cm"/>
    </style:style>
    <style:style style:name="co50" style:family="table-column">
      <style:table-column-properties fo:break-before="auto" style:column-width="2.085cm"/>
    </style:style>
    <style:style style:name="co51" style:family="table-column">
      <style:table-column-properties fo:break-before="auto" style:column-width="0.524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66cm"/>
    </style:style>
    <style:style style:name="co54" style:family="table-column">
      <style:table-column-properties fo:break-before="auto" style:column-width="1.942cm"/>
    </style:style>
    <style:style style:name="co55" style:family="table-column">
      <style:table-column-properties fo:break-before="auto" style:column-width="2.087cm"/>
    </style:style>
    <style:style style:name="co56" style:family="table-column">
      <style:table-column-properties fo:break-before="auto" style:column-width="1.143cm"/>
    </style:style>
    <style:style style:name="co57" style:family="table-column">
      <style:table-column-properties fo:break-before="auto" style:column-width="1.178cm"/>
    </style:style>
    <style:style style:name="co58" style:family="table-column">
      <style:table-column-properties fo:break-before="auto" style:column-width="1.251cm"/>
    </style:style>
    <style:style style:name="co59" style:family="table-column">
      <style:table-column-properties fo:break-before="auto" style:column-width="1.379cm"/>
    </style:style>
    <style:style style:name="co6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1">
      <style:table-cell-properties fo:background-color="#ffffd7"/>
    </style:style>
    <style:style style:name="ce151" style:family="table-cell" style:parent-style-name="Default" style:data-style-name="N131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31"/>
    <style:style style:name="ce159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31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31">
      <style:table-cell-properties fo:background-color="#ffbf00"/>
    </style:style>
    <style:style style:name="ce265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31">
      <style:text-properties fo:font-weight="bold" style:font-weight-asian="bold" style:font-weight-complex="bold"/>
    </style:style>
    <style:style style:name="ce270" style:family="table-cell" style:parent-style-name="Default" style:data-style-name="N131">
      <style:table-cell-properties fo:background-color="#e0c2cd"/>
    </style:style>
    <style:style style:name="ce271" style:family="table-cell" style:parent-style-name="Default" style:data-style-name="N13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31">
      <style:table-cell-properties fo:background-color="#d4ea6b"/>
    </style:style>
    <style:style style:name="ce284" style:family="table-cell" style:parent-style-name="Default" style:data-style-name="N131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31">
      <style:table-cell-properties fo:background-color="#ffbf00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31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31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31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4161" calcext:value-type="float">
            <text:p>14.161,00</text:p>
          </table:table-cell>
          <table:table-cell table:style-name="ce150" table:formula="of:=[$02_23.E2]" office:value-type="float" office:value="-56690.06" calcext:value-type="float">
            <text:p>-56.690,06</text:p>
          </table:table-cell>
          <table:table-cell table:style-name="ce155" table:formula="of:=[.B4]+[.C4]+[.D3]" office:value-type="float" office:value="-52076.37" calcext:value-type="float">
            <text:p>-52.076,37</text:p>
          </table:table-cell>
          <table:table-cell table:style-name="ce145" table:formula="of:=[$02_23.F2]" office:value-type="float" office:value="0" calcext:value-type="float">
            <text:p>0,00</text:p>
          </table:table-cell>
          <table:table-cell table:style-name="ce150" table:formula="of:=[$02_23.G2]" office:value-type="float" office:value="-13656" calcext:value-type="float">
            <text:p>-13.656,00</text:p>
          </table:table-cell>
          <table:table-cell table:style-name="ce157" table:formula="of:=[.E4]+[.F4]+[.G3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3961" calcext:value-type="float">
            <text:p>83.961,00</text:p>
          </table:table-cell>
          <table:table-cell table:style-name="ce150" table:formula="of:=[$03_23.E2]" office:value-type="float" office:value="-20756.97" calcext:value-type="float">
            <text:p>-20.756,97</text:p>
          </table:table-cell>
          <table:table-cell table:style-name="ce155" table:formula="of:=[.B5]+[.C5]+[.D4]" office:value-type="float" office:value="11127.66" calcext:value-type="float">
            <text:p>11.127,66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28654.42" calcext:value-type="float">
            <text:p>-28.654,42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190.58" calcext:value-type="float">
            <text:p>-17.190,58</text:p>
          </table:table-cell>
          <table:table-cell table:style-name="ce155" table:formula="of:=[.B6]+[.C6]+[.D5]" office:value-type="float" office:value="8298.08" calcext:value-type="float">
            <text:p>8.298,08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6535.85" calcext:value-type="float">
            <text:p>-16.535,85</text:p>
          </table:table-cell>
          <table:table-cell table:style-name="ce155" table:formula="of:=[.B7]+[.C7]+[.D6]" office:value-type="float" office:value="5123.23" calcext:value-type="float">
            <text:p>5.123,23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9748.38" calcext:value-type="float">
            <text:p>9.748,38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28654.42" calcext:value-type="float">
            <text:p>-28.654,42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4573.53000000001" calcext:value-type="float">
            <text:p>4.573,53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69398.68" calcext:value-type="float">
            <text:p>69.398,68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70612.83" calcext:value-type="float">
            <text:p>170.612,83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10438.09" calcext:value-type="float">
            <text:p>110.438,09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3452.24" calcext:value-type="float">
            <text:p>283.452,24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6466.39" calcext:value-type="float">
            <text:p>396.466,39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28654.42" calcext:value-type="float">
            <text:p>-28.654,42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2288" calcext:value-type="float">
            <text:p>722.288,00</text:p>
          </table:table-cell>
          <table:table-cell table:style-name="ce151" table:formula="of:=SUM([.C3:.C14])" office:value-type="float" office:value="-325821.61" calcext:value-type="float">
            <text:p>-325.821,61</text:p>
          </table:table-cell>
          <table:table-cell table:style-name="ce156" table:formula="of:=[.B15]+[.C15]" office:value-type="float" office:value="396466.39" calcext:value-type="float">
            <text:p>396.466,39</text:p>
          </table:table-cell>
          <table:table-cell table:style-name="ce146" table:formula="of:=SUM([.E3:.E14])" office:value-type="float" office:value="8049.2" calcext:value-type="float">
            <text:p>8.049,20</text:p>
          </table:table-cell>
          <table:table-cell table:style-name="ce151" table:formula="of:=SUM([.F3:.F14])" office:value-type="float" office:value="-36703.62" calcext:value-type="float">
            <text:p>-36.703,62</text:p>
          </table:table-cell>
          <table:table-cell table:style-name="ce156" table:formula="of:=[.E15]+[.F15]" office:value-type="float" office:value="-28654.42" calcext:value-type="float">
            <text:p>-28.654,42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190.6666666667" calcext:value-type="float">
            <text:p>60.190,67</text:p>
          </table:table-cell>
          <table:table-cell table:style-name="ce152" table:formula="of:=[.C15]/[.A16]" office:value-type="float" office:value="-27151.8008333333" calcext:value-type="float">
            <text:p>-27.151,80</text:p>
          </table:table-cell>
          <table:table-cell table:style-name="ce152"/>
          <table:table-cell table:style-name="ce152" table:formula="of:=[.E15]/[.A16]" office:value-type="float" office:value="670.766666666667" calcext:value-type="float">
            <text:p>670,77</text:p>
          </table:table-cell>
          <table:table-cell table:style-name="ce152" table:formula="of:=[.F15]/[.A16]" office:value-type="float" office:value="-3058.635" calcext:value-type="float">
            <text:p>-3.058,64</text:p>
          </table:table-cell>
          <table:table-cell table:style-name="ce152" table:formula="of:=[.G15]/[.A16]" office:value-type="float" office:value="-2387.86833333333" calcext:value-type="float">
            <text:p>-2.387,87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6690.06" calcext:value-type="float">
            <text:p>-56.690,06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-13656" calcext:value-type="float">
            <text:p>-13.656,00</text:p>
          </table:table-cell>
          <table:table-cell table:style-name="ce203" table:formula="of:=[.F2]+[.G2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ce158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ce158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158" office:value-type="float" office:value="-4300" calcext:value-type="float">
            <text:p>-4.300,00</text:p>
          </table:table-cell>
          <table:table-cell table:style-name="ce158" table:formula="of:=[.H5]+[.F6]+[.G6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158"/>
          <table:table-cell table:style-name="ce158" table:formula="of:=[.H6]+[.F7]+[.G7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7]+[.F8]+[.G8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400" calcext:value-type="float">
            <text:p>400,00</text:p>
          </table:table-cell>
          <table:table-cell/>
          <table:table-cell table:style-name="ce158" table:formula="of:=[.E34]" office:value-type="float" office:value="0" calcext:value-type="float">
            <text:p>0,00</text:p>
          </table:table-cell>
          <table:table-cell/>
          <table:table-cell table:style-name="ce158" table:formula="of:=[.H10]+[.F11]+[.G11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158"/>
          <table:table-cell table:style-name="ce158" office:value-type="float" office:value="-3157" calcext:value-type="float">
            <text:p>-3.157,00</text:p>
          </table:table-cell>
          <table:table-cell table:style-name="ce158" table:formula="of:=[.H11]+[.F12]+[.G12]" office:value-type="float" office:value="-8252" calcext:value-type="float">
            <text:p>-8.252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69]" office:value-type="float" office:value="-3107.64" calcext:value-type="float">
            <text:p>-3.107,64</text:p>
          </table:table-cell>
          <table:table-cell table:number-columns-repeated="2"/>
          <table:table-cell table:style-name="ce158" table:formula="of:=[.H12]+[.F13]+[.G13]" office:value-type="float" office:value="-8252" calcext:value-type="float">
            <text:p>-8.25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3]+[.F14]+[.G14]" office:value-type="float" office:value="-10954" calcext:value-type="float">
            <text:p>-10.954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10954" calcext:value-type="float">
            <text:p>-10.954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158" office:value-type="float" office:value="-2702" calcext:value-type="float">
            <text:p>-2.702,00</text:p>
          </table:table-cell>
          <table:table-cell table:style-name="ce158" table:formula="of:=[.H15]+[.F16]+[.G16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58" table:number-columns-repeated="2"/>
          <table:table-cell table:style-name="ce158" table:formula="of:=[.H17]+[.F18]+[.G18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19]+[.F20]+[.G20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1]+[.F22]+[.G22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/>
          <table:table-cell table:style-name="ce158" table:number-columns-repeated="2"/>
          <table:table-cell table:style-name="ce158" table:formula="of:=[.H22]+[.F23]+[.G23]" office:value-type="float" office:value="-13656" calcext:value-type="float">
            <text:p>-13.656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number-columns-repeated="3"/>
          <table:table-cell table:style-name="ce158"/>
          <table:table-cell/>
          <table:table-cell table:style-name="ce158" table:number-columns-repeated="3"/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table:number-columns-repeated="2"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88" table:number-columns-repeated="2"/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0:.E82])" office:value-type="float" office:value="-3107.64" calcext:value-type="float">
            <text:p>-3.107,6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64"/>
          <table:table-cell table:number-columns-repeated="1020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3961" calcext:value-type="float">
            <text:p>83.961,00</text:p>
          </table:table-cell>
          <table:table-cell table:style-name="ce203" table:formula="of:=SUM([.E4:.E25])" office:value-type="float" office:value="-20756.97" calcext:value-type="float">
            <text:p>-20.756,97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200" calcext:value-type="float">
            <text:p>20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5332.23" calcext:value-type="float">
            <text:p>-5.332,2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9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200" calcext:value-type="float">
            <text:p>20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66])" office:value-type="float" office:value="-5332.23" calcext:value-type="float">
            <text:p>-5332,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11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12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13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14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/>
          <table:table-cell table:style-name="ce164" office:value-type="string" calcext:value-type="string">
            <text:p>0-3</text:p>
          </table:table-cell>
          <table:table-cell office:value-type="float" office:value="-437.97" calcext:value-type="float">
            <text:p>-437,9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/>
          <table:table-cell table:style-name="ce164" office:value-type="string" calcext:value-type="string">
            <text:p>0-3</text:p>
          </table:table-cell>
          <table:table-cell office:value-type="float" office:value="-404.23" calcext:value-type="float">
            <text:p>-404,2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/>
          <table:table-cell table:style-name="ce164" office:value-type="string" calcext:value-type="string">
            <text:p>0-3</text:p>
          </table:table-cell>
          <table:table-cell office:value-type="float" office:value="-1135" calcext:value-type="float">
            <text:p>-1.135,00</text:p>
          </table:table-cell>
          <table:table-cell table:number-columns-repeated="1019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0:.E8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190.58" calcext:value-type="float">
            <text:p>-17.190,58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6535.85" calcext:value-type="float">
            <text:p>-16.5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69"/>
        <table:table-column table:style-name="co12" table:default-cell-style-name="ce158"/>
        <table:table-column table:style-name="co22" table:default-cell-style-name="ce158"/>
        <table:table-column table:style-name="co23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29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.250,00</text:p>
          </table:table-cell>
          <table:table-cell table:formula="of:=[.F3]+[.D4]-[.E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1.11" calcext:value-type="float">
            <text:p>1.111,11</text:p>
          </table:table-cell>
        </table:table-row>
        <table:table-row table:style-name="ro3">
          <table:table-cell/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.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ce171"/>
        <table:table-column table:style-name="co34" table:default-cell-style-name="ce153"/>
        <table:table-column table:style-name="co12" table:default-cell-style-name="ce153"/>
        <table:table-column table:style-name="co35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'01'.D2]" office:value-type="float" office:value="7333.3" calcext:value-type="float">
            <text:p>7.333,30</text:p>
          </table:table-cell>
          <table:table-cell table:style-name="ce150" table:formula="of:=[$'01'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'01'.F2]" office:value-type="float" office:value="46462.64" calcext:value-type="float">
            <text:p>46.462,64</text:p>
          </table:table-cell>
          <table:table-cell table:style-name="ce150" table:formula="of:=[$'01'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'02'.D2]" office:value-type="float" office:value="10567.09" calcext:value-type="float">
            <text:p>10.567,09</text:p>
          </table:table-cell>
          <table:table-cell table:style-name="ce150" table:formula="of:=[$'02'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'02'.F2]" office:value-type="float" office:value="11567.09" calcext:value-type="float">
            <text:p>11.567,09</text:p>
          </table:table-cell>
          <table:table-cell table:style-name="ce150" table:formula="of:=[$'02'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4541.12" calcext:value-type="float">
            <text:p>-34.541,12</text:p>
          </table:table-cell>
          <table:table-cell table:style-name="ce155" table:formula="of:=[.B12]+[.C12]+[.D11]" office:value-type="float" office:value="19587.52" calcext:value-type="float">
            <text:p>19.587,5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4603.32" calcext:value-type="float">
            <text:p>184.603,3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3117.94" calcext:value-type="float">
            <text:p>183.117,9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3196.11" calcext:value-type="float">
            <text:p>-263.196,11</text:p>
          </table:table-cell>
          <table:table-cell table:style-name="ce290" table:formula="of:=[.B15]+[.C15]" office:value-type="float" office:value="183117.94" calcext:value-type="float">
            <text:p>183.117,9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933.0091666667" calcext:value-type="float">
            <text:p>-21.933,01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158"/>
        <table:table-column table:style-name="co41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42" table:default-cell-style-name="ce181"/>
        <table:table-column table:style-name="co37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7" table:default-cell-style-name="ce181"/>
        <table:table-column table:style-name="co48" table:default-cell-style-name="Default"/>
        <table:table-column table:style-name="co17" table:default-cell-style-name="Default"/>
        <table:table-column table:style-name="co49" table:default-cell-style-name="ce158"/>
        <table:table-column table:style-name="co50" table:default-cell-style-name="ce158"/>
        <table:table-column table:style-name="co49" table:default-cell-style-name="ce158"/>
        <table:table-column table:style-name="co50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1"/>
        <table:table-column table:style-name="co15" table:default-cell-style-name="Default"/>
        <table:table-column table:style-name="co53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4541.12" calcext:value-type="float">
            <text:p>-34.541,1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1"/>
        <table:table-column table:style-name="co15" table:default-cell-style-name="Default"/>
        <table:table-column table:style-name="co52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95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4" table:default-cell-style-name="ce145"/>
        <table:table-column table:style-name="co21" table:default-cell-style-name="ce150"/>
        <table:table-column table:style-name="co55" table:default-cell-style-name="ce155"/>
        <table:table-column table:style-name="co55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 kr bedli</number:text>
    </number:percentage-style>
    <number:percentage-style style:name="N136">
      <number:text>%</number:text>
      <number:number number:decimal-places="2" number:min-decimal-places="2" number:min-integer-digits="1"/>
      <number:text> aylık kira bedeli</number:text>
    </number:percentag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number-style style:name="N122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3" number:min-decimal-places="3" number:min-integer-digits="1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number-style style:name="N116" number:title="User-defined">
      <number:text>+</number:text>
      <number:number number:decimal-places="2" number:min-decimal-places="2" number:min-integer-digits="1" number:grouping="true"/>
    </number:number-style>
    <number:number-style style:name="N115">
      <number:number number:decimal-places="0" number:min-decimal-places="0" number:min-integer-digits="0"/>
    </number:number-style>
    <number:number-style style:name="N114">
      <number:number number:decimal-places="3" number:min-decimal-places="3" number:min-integer-digits="1" number:grouping="true"/>
    </number:number-style>
    <number:currency-style style:name="N11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3P0"/>
    </number:currency-style>
    <number:number-style style:name="N111">
      <number:text>Tpl / </number:text>
      <number:number number:min-integer-digits="1"/>
    </number:number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tr" number:country="TR">
      <number:month number:textual="true"/>
      <number:text>.</number:text>
      <number:year/>
    </number:date-style>
    <number:time-style style:name="N1013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8" number:language="tr" number:country="TR">
      <number:text-content/>
      <style:map style:condition="value()&lt;=1.7976931348623157E+308" style:apply-style-name="N10138P0"/>
    </number:text-style>
    <number:time-style style:name="N10136" number:language="tr" number:country="TR">
      <number:hours/>
      <number:text>:</number:text>
      <number:minutes number:style="long"/>
      <number:text> </number:text>
      <number:am-pm/>
    </number:time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1P0"/>
    </number:number-style>
    <number:number-style style:name="N1013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9P0"/>
    </number:number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6P2" style:volatile="true" number:language="tr" number:country="TR">
      <number:text> </number:text>
      <number:fill-character> </number:fill-character>
      <number:text>- TL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date-style style:name="N10121" number:language="tr" number:country="TR">
      <number:day/>
      <number:text>. </number:text>
      <number:month number:textual="true"/>
    </number:date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0P0"/>
    </number:number-style>
    <number:date-style style:name="N10118" number:language="tr" number:country="TR">
      <number:day/>
      <number:text>.</number:text>
      <number:month number:textual="true"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4P0"/>
    </number:number-style>
    <number:number-style style:name="N1011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8H39M13S</meta:editing-duration>
    <meta:editing-cycles>164</meta:editing-cycles>
    <meta:generator>LibreOffice/7.3.7.2$Linux_X86_64 LibreOffice_project/30$Build-2</meta:generator>
    <dc:date>2023-02-01T16:23:07.926405056</dc:date>
    <meta:document-statistic meta:table-count="28" meta:cell-count="4052" meta:object-count="0"/>
  </office:meta>
</office:document-meta>
</file>